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9000002A7FD43D0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426cm" svg:x="1.001cm" svg:y="9.096cm">
          <draw:image xlink:href="Pictures/1000000100000469000002A7FD43D07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07:30:57.452697000</meta:creation-date>
    <meta:print-date>2025-10-21T07:31:11.188911900</meta:print-date>
    <meta:printed-by>PDF files</meta:printed-by>
    <dc:date>2025-10-21T07:31:13.527449800</dc:date>
    <meta:editing-duration>PT2S</meta:editing-duration>
    <meta:editing-cycles>1</meta:editing-cycles>
    <meta:document-statistic meta:object-count="1"/>
    <meta:generator>LibreOffice/25.2.6.2$Windows_X86_64 LibreOffice_project/729c5bfe710f5eb71ed3bbde9e06a6065e9c6c5d</meta:generator>
  </office:meta>
</office:document-meta>
</file>